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ient and Server are program</text:p>
      <text:p text:style-name="Standard"/>
      <text:p text:style-name="Standard">host is the machine on which server and client reside.</text:p>
      <text:p text:style-name="Standard"/>
      <text:p text:style-name="Standard">Ports and Sockets are not themselves hardware elements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Baudo</meta:initial-creator>
    <meta:creation-date>2014-02-10T14:12:39</meta:creation-date>
    <dc:date>2014-02-10T14:23:36</dc:date>
    <dc:creator>Giuseppe Baudo</dc:creator>
    <meta:editing-duration>P0D</meta:editing-duration>
    <meta:editing-cycles>1</meta:editing-cycles>
    <meta:document-statistic meta:table-count="0" meta:image-count="0" meta:object-count="0" meta:page-count="1" meta:paragraph-count="3" meta:word-count="23" meta:character-count="138" meta:non-whitespace-character-count="118"/>
    <meta:generator>LibreOffice/3.5$Linux_x86 LibreOffice_project/350m1$Build-2</meta:generator>
  </office:meta>
</office:document-meta>
</file>